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orinė paskaita NR 2.<text:line-break/></text:p>
      <text:p text:style-name="Standard">Teisės aktų herarchija</text:p>
      <text:p text:style-name="Standard"><text:line-break/>1. Konstitucija</text:p>
      <text:p text:style-name="Standard">2. Konstituciniai įstatymai</text:p>
      <text:p text:style-name="Standard">3. Radifikuotos tarptautinės sutartys</text:p>
      <text:p text:style-name="Standard">4. Kodifikuoti teisės aktai</text:p>
      <text:p text:style-name="Standard">5. Įstatymas</text:p>
      <text:p text:style-name="Standard">6. Įstatymų galią turintys teisės aktai -&gt;</text:p>
      <text:p text:style-name="Standard"><text:tab/>a) Konstitucinio teismo nutarimai (29 konstitucinio teismo nutarimai)<text:line-break/><text:tab/>b) Teismo nutartys</text:p>
      <text:p text:style-name="Standard">7. <text:s/>Poįstatyminiai teisės aktai</text:p>
      <text:p text:style-name="Standard"/>
      <text:p text:style-name="Standard"><text:line-break/>Europos sąjunga leidžia tokius aktus:<text:line-break/>1. Reglamentus</text:p>
      <text:p text:style-name="Standard">2. Direktyvos</text:p>
      <text:p text:style-name="Standard">3. Sprendimai</text:p>
      <text:p text:style-name="Standard"/>
      <text:p text:style-name="Standard">Europos parlamentas bendrai veikdamas su taryba ir komisija priima:<text:line-break/>1) Reglameną, priimti reglameintai įpareigoja juos visapusiškai ir tiesiogiai bendrijai priklausiančiose valstybės narėse <text:line-break/>2) Direktyvos privalomos visapusiškai vykdyti visose valstybės narėse, tačiau kiekviena narė galutiniam rezultatui pasiekti gali pasirinkti savo formas ir metodus.</text:p>
      <text:p text:style-name="Standard">3) Nutarimai – įpareigojantys ir privalomi teisės aktai, kurie turi būti visapusiškai ir tiesiogiai įgyvendinti visų tų subjektų, kuriems jie adresuoti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utvydas </meta:initial-creator>
    <meta:creation-date>2013-09-17T13:44:00</meta:creation-date>
    <dc:date>2013-09-17T14:23:13</dc:date>
    <dc:creator>Tautvydas </dc:creator>
    <meta:editing-duration>PT38M2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18" meta:character-count="912" meta:non-whitespace-character-count="801"/>
  </office:meta>
</office:document-meta>
</file>